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automatic-styles>
    <style:style style:family="table" style:name="ae91eff">
      <style:table-properties style:width="6.693in" table:align="margins"/>
    </style:style>
    <style:style style:family="table-column" style:name="a3a8790">
      <style:table-column-properties style:column-width="6.6930in" style:rel-column-width="65535*"/>
    </style:style>
    <style:style style:family="table-cell" style:name="ae24eae">
      <style:table-cell-properties fo:border-bottom="0.0007in solid #000000" fo:border-left="0.0007in solid #000000" fo:border-right="none" fo:border-top="0.0007in solid #000000" fo:padding="0.0382in"/>
    </style:style>
    <style:style style:family="table-cell" style:name="a1db048">
      <style:table-cell-properties fo:border-bottom="0.0007in solid #000000" fo:border-left="0.0007in solid #000000" fo:border-right="none" fo:border-top="none" fo:padding="0.0382in"/>
    </style:style>
    <style:style style:family="table-cell" style:name="a95d4ac">
      <style:table-cell-properties fo:border="0.0007in solid #000000" fo:padding="0.0382in"/>
      <style:paragraph-properties fo:text-align="end"/>
      <style:text-properties fo:color="#000000" fo:font-size="12.0pt" fo:font-style="italic" fo:font-weight="bold" style:font-name="Arial"/>
    </style:style>
    <style:style style:family="table-cell" style:name="aa66758">
      <style:table-cell-properties fo:border="0.0007in solid #000000" fo:border-bottom="0.0007in solid #000000" fo:border-top="none" fo:padding="0.0382in"/>
    </style:style>
    <style:style style:family="table-cell" style:name="a840fb4">
      <style:table-cell-properties fo:border="0.0007in solid #000000" fo:border-bottom="0.0007in solid #000000" fo:border-top="none" fo:padding="0.0382in"/>
      <style:text-properties fo:color="#000000" fo:font-size="6.0pt" style:font-name="Arial"/>
    </style:style>
    <style:style style:family="table" style:name="a5244b7">
      <style:table-properties style:width="6.693in" table:align="margins"/>
    </style:style>
    <style:style style:family="table-column" style:name="a2d4765">
      <style:table-column-properties style:column-width="1.3386in" style:rel-column-width="13107*"/>
    </style:style>
    <style:style style:family="table-cell" style:name="ac2132c">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c44f09">
      <style:table-cell-properties fo:border="0.1pt solid #000000" fo:border-bottom="0.0007in solid #000000" fo:border-left="0.0007in solid #000000" fo:border-right="none" fo:border-top="none" fo:padding="0.0382in"/>
    </style:style>
    <style:style style:family="table-cell" style:name="addc73b">
      <style:table-cell-properties fo:border="0.0007in solid #000000" fo:padding="0.0382in"/>
    </style:style>
    <style:style style:family="table-cell" style:name="a8372fb">
      <style:table-cell-properties fo:border="0.0007in solid #000000" fo:border-bottom="0.0007in solid #000000" fo:border-top="none" fo:padding="0.0382in"/>
    </style:style>
    <style:style style:family="table-cell" style:name="a2b49e3">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98735a">
      <style:table-cell-properties fo:border="0.1pt solid #000000" fo:border-bottom="0.0007in solid #000000" fo:border-left="0.0007in solid #000000" fo:border-right="none" fo:border-top="none" fo:padding="0.0382in"/>
    </style:style>
    <style:style style:family="table-cell" style:name="ad6fafa">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19460c">
      <style:table-cell-properties fo:border="0.1pt solid #000000" fo:border-bottom="0.0007in solid #000000" fo:border-left="0.0007in solid #000000" fo:border-right="none" fo:border-top="none" fo:padding="0.0382in"/>
    </style:style>
    <style:style style:family="table-cell" style:name="ad6b84c">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808534">
      <style:table-cell-properties fo:border="0.1pt solid #000000" fo:border-bottom="0.0007in solid #000000" fo:border-left="0.0007in solid #000000" fo:border-right="none" fo:border-top="none" fo:padding="0.0382in"/>
    </style:style>
    <style:style style:family="table-cell" style:name="aa773bd">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1d0ea4">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6b3417">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afabdd">
      <style:table-cell-properties fo:border="0.1pt solid #000000"/>
      <style:text-properties fo:color="#000000" fo:font-size="8.0pt" fo:font-weight="bold" style:font-name="Arial"/>
    </style:style>
    <style:style style:family="table-cell" style:name="a770144">
      <style:table-cell-properties fo:border="0.1pt solid #000000" fo:border-bottom="0.0007in solid #000000" fo:border-left="0.0007in solid #000000" fo:border-right="none" fo:border-top="none" fo:padding="0.0382in"/>
    </style:style>
    <style:style style:family="table-cell" style:name="a1ae1c2">
      <style:table-cell-properties fo:border="0.1pt solid #000000" fo:border-bottom="0.0007in solid #000000" fo:border-left="0.0007in solid #000000" fo:border-right="none" fo:border-top="none" fo:padding="0.0382in"/>
    </style:style>
    <style:style style:family="table-cell" style:name="a96f616">
      <style:table-cell-properties fo:border="0.1pt solid #000000" fo:border-bottom="0.0007in solid #000000" fo:border-left="0.0007in solid #000000" fo:border-right="none" fo:border-top="none" fo:padding="0.0382in"/>
    </style:style>
    <style:style style:family="table-cell" style:name="ab781f5">
      <style:table-cell-properties fo:border="0.1pt solid #000000"/>
    </style:style>
    <style:style style:family="table-cell" style:name="aafbee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38799">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16dc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b6be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d01a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7b6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5884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c5a27">
      <style:table-cell-properties fo:border="0.1pt solid #000000"/>
      <style:text-properties fo:color="#000000" fo:font-size="8.0pt" style:font-name="Arial"/>
    </style:style>
    <style:style style:family="table-cell" style:name="af49e5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4a7d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1844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0a15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f421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64cc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2ade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6d207">
      <style:table-cell-properties fo:border="0.1pt solid #000000"/>
      <style:text-properties fo:color="#000000" fo:font-size="8.0pt" style:font-name="Arial"/>
    </style:style>
    <style:style style:family="table-cell" style:name="a31d7a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2b3b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49b3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5ba9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f321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961c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4c46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b6fc86">
      <style:table-cell-properties fo:border="0.1pt solid #000000"/>
      <style:text-properties fo:color="#000000" fo:font-size="8.0pt"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e91eff">
        <table:table-column table:style-name="a3a8790"/>
        <table:table-row>
          <table:table-cell table:style-name="a95d4ac">
            <text:p>søgning afgivet <text:s text:c="1"/>2023-08-01</text:p>
          </table:table-cell>
        </table:table-row>
        <table:table-row>
          <table:table-cell table:style-name="a840fb4">
            <text:p>ps</text:p>
            <text:p>Endelig dom: Andet (incl. torturus.)</text:p>
            <text:p>Sagsstatus: ikke afsluttet</text:p>
            <text:p>Køn: begge</text:p>
          </table:table-cell>
        </table:table-row>
        <table:table-row>
          <table:table-cell table:style-name="aa66758"/>
        </table:table-row>
      </table:table>
      <table:table table:name="Table2" table:style-name="a5244b7">
        <table:table-column table:number-columns-repeated="5" table:style-name="a2d4765"/>
        <table:table-column table:style-name="a2d4765"/>
        <table:table-column table:style-name="a2d4765"/>
        <table:table-column table:style-name="a2d4765"/>
        <table:table-row>
          <table:table-cell table:style-name="aa773bd">
            <text:p>Nr.</text:p>
          </table:table-cell>
          <table:table-cell table:style-name="a1d0ea4">
            <text:p>Type</text:p>
          </table:table-cell>
          <table:table-cell table:style-name="a6b3417">
            <text:p>Navn</text:p>
          </table:table-cell>
          <table:table-cell table:style-name="ac2132c">
            <text:p>cpr</text:p>
          </table:table-cell>
          <table:table-cell table:style-name="a2b49e3">
            <text:p>Læge</text:p>
          </table:table-cell>
          <table:table-cell table:style-name="ad6fafa">
            <text:p>Tiltrædes af</text:p>
          </table:table-cell>
          <table:table-cell table:style-name="ad6b84c">
            <text:p>Erklæring afgivet</text:p>
          </table:table-cell>
          <table:table-cell table:style-name="aafabdd">
            <text:p>Psykolog</text:p>
          </table:table-cell>
        </table:table-row>
        <table:table-row>
          <table:table-cell table:style-name="a770144"/>
          <table:table-cell table:style-name="a1ae1c2"/>
          <table:table-cell table:style-name="a96f616"/>
          <table:table-cell table:style-name="ac44f09"/>
          <table:table-cell table:style-name="a98735a"/>
          <table:table-cell table:style-name="a19460c"/>
          <table:table-cell table:style-name="a808534"/>
          <table:table-cell table:style-name="ab781f5"/>
        </table:table-row>
        <table:table-row>
          <table:table-cell table:style-name="aafbeed">
            <text:p>4</text:p>
          </table:table-cell>
          <table:table-cell table:style-name="a338799">
            <text:p>PS</text:p>
          </table:table-cell>
          <table:table-cell table:style-name="ac16dca">
            <text:p>Emma Hansen</text:p>
          </table:table-cell>
          <table:table-cell table:style-name="a2b6be6">
            <text:p>0205788284</text:p>
          </table:table-cell>
          <table:table-cell table:style-name="a4d01ad">
            <text:p/>
          </table:table-cell>
          <table:table-cell table:style-name="a37b6b5">
            <text:p/>
          </table:table-cell>
          <table:table-cell table:style-name="a758844">
            <text:p/>
          </table:table-cell>
          <table:table-cell table:style-name="a6c5a27">
            <text:p/>
          </table:table-cell>
        </table:table-row>
        <table:table-row>
          <table:table-cell table:style-name="af49e51">
            <text:p>28</text:p>
          </table:table-cell>
          <table:table-cell table:style-name="a34a7d8">
            <text:p>PS</text:p>
          </table:table-cell>
          <table:table-cell table:style-name="ac1844d">
            <text:p>Mona Eskildsen</text:p>
          </table:table-cell>
          <table:table-cell table:style-name="ab0a153">
            <text:p>1904407266</text:p>
          </table:table-cell>
          <table:table-cell table:style-name="a8f421b">
            <text:p>Harees, Farahna - lægekonsulent, speciallæge i psykiatri</text:p>
          </table:table-cell>
          <table:table-cell table:style-name="ad64cc2">
            <text:p/>
          </table:table-cell>
          <table:table-cell table:style-name="a92adee">
            <text:p/>
          </table:table-cell>
          <table:table-cell table:style-name="a66d207">
            <text:p/>
          </table:table-cell>
        </table:table-row>
        <table:table-row>
          <table:table-cell table:style-name="a31d7a4">
            <text:p>88</text:p>
          </table:table-cell>
          <table:table-cell table:style-name="a82b3b3">
            <text:p>PS</text:p>
          </table:table-cell>
          <table:table-cell table:style-name="ac49b37">
            <text:p>fdsfsdafsfsdaf safsafsadfsda</text:p>
          </table:table-cell>
          <table:table-cell table:style-name="a45ba95">
            <text:p>4234234234</text:p>
          </table:table-cell>
          <table:table-cell table:style-name="aaf3213">
            <text:p/>
          </table:table-cell>
          <table:table-cell table:style-name="a3961c8">
            <text:p/>
          </table:table-cell>
          <table:table-cell table:style-name="a34c461">
            <text:p/>
          </table:table-cell>
          <table:table-cell table:style-name="ab6fc86">
            <text:p/>
          </table:table-cell>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fhp</dc:creator>
    <dc:date>2023-08-01T10:28:05</dc:date>
    <meta:editing-cycles>1</meta:editing-cycles>
    <meta:editing-duration>PT1.231S</meta:editing-duration>
    <meta:initial-creator>fhp</meta:initial-creator>
    <meta:creation-date>2023-08-01T10:28:04</meta:creation-date>
    <dc:language>en</dc:language>
  </office:meta>
</office:document-meta>
</file>